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list-style-name="L1">
      <style:text-properties fo:font-size="16pt" style:font-size-asian="16pt" style:font-size-complex="16pt"/>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1: <text:s text:c="76"/>Date: </text:p>
      <text:p text:style-name="P1">Name 2:</text:p>
      <text:p text:style-name="P1"/>
      <text:p text:style-name="P1"/>
      <text:p text:style-name="P1">Exercise 7.2.3: Write the following constraints as tuple-based CHECK constraints on one of the relations:</text:p>
      <text:p text:style-name="P1"/>
      <text:p text:style-name="P1">Movies(<text:span text:style-name="T1">title, year</text:span>, length, genre, studioName, producer#)</text:p>
      <text:p text:style-name="P1">StarsIn(<text:span text:style-name="T1">movieTitle, movieYea</text:span>r, starName)</text:p>
      <text:p text:style-name="P1">MovieStar(<text:span text:style-name="T1">name</text:span>, address, gender, birthdate)</text:p>
      <text:p text:style-name="P1">MovieExec(<text:span text:style-name="T1">name</text:span>, address, cert#, netWorth)</text:p>
      <text:p text:style-name="P1">Studio(<text:span text:style-name="T1">name</text:span>, address, presC#)</text:p>
      <text:p text:style-name="P1"/>
      <text:p text:style-name="P1">if the constraint actually involves two relations, then you should put the constraints in both relations so that whichever relation changes, the constraint will be checked on insertions and updates. Assume no deletions.</text:p>
      <text:p text:style-name="P1"/>
      <text:list xml:id="list20721826961" text:style-name="L1">
        <text:list-item>
          <text:p text:style-name="P2">No two studios might have the same address.</text:p>
        </text:list-item>
        <text:list-item>
          <text:p text:style-name="P2">The year of a movie cannot be before 1900.</text:p>
        </text:list-item>
        <text:list-item>
          <text:p text:style-name="P2">A star may not appear in a movie made before they were born</text:p>
        </text:list-item>
        <text:list-item>
          <text:p text:style-name="P2">A movie star cannot be a movie executiv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 </meta:initial-creator>
    <meta:creation-date>2012-06-27T11:04:32</meta:creation-date>
    <dc:date>2012-10-31T15:21:47</dc:date>
    <dc:creator>anon </dc:creator>
    <meta:editing-duration>PT2M25S</meta:editing-duration>
    <meta:editing-cycles>3</meta:editing-cycles>
    <meta:generator>LibreOffice/3.5$Linux_x86 LibreOffice_project/350m1$Build-2</meta:generator>
    <meta:document-statistic meta:table-count="0" meta:image-count="0" meta:object-count="0" meta:page-count="1" meta:paragraph-count="13" meta:word-count="115" meta:character-count="639" meta:non-whitespace-character-count="649"/>
  </office:meta>
</office:document-meta>
</file>